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2021-12-22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2020-12-16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2019-12-11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2018-12-13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2018-01-1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2015-12-08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2014-12-03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2013-12-18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201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2011-12-14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199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199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199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199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199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198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1986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198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198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197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197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197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197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604</text:p>
          </table:table-cell>
          <table:table-cell office:value-type="string" calcext:value-type="string">
            <text:p>196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